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-0.475cm" fo:margin-right="0.792cm" fo:text-align="center" fo:text-indent="0.475cm"/>
    </style:style>
    <style:style style:name="P2" style:family="paragraph">
      <style:paragraph-properties fo:margin-left="-0.475cm" fo:margin-right="0.792cm" fo:text-align="center" fo:text-indent="0.475cm"/>
      <style:text-properties fo:font-size="10pt" style:font-size-asian="10pt" style:font-size-complex="10pt"/>
    </style:style>
    <style:style style:name="P3" style:family="paragraph">
      <style:paragraph-properties fo:margin-left="-0.475cm" fo:margin-right="0.792cm" fo:text-align="center" fo:text-indent="0.475cm"/>
      <style:text-properties fo:font-size="8pt" style:font-size-asian="8pt" style:font-size-complex="8pt"/>
    </style:style>
    <style:style style:name="P4" style:family="paragraph">
      <style:paragraph-properties fo:margin-left="-0.475cm" fo:margin-right="0.792cm" fo:text-align="center" fo:text-indent="0.475cm"/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1.062cm" svg:y="2.778cm">
          <text:p text:style-name="P1"><text:span text:style-name="T1"><text:s text:c="10"/></text:span><text:span text:style-name="T1">c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.062cm" svg:y="4.91cm">
          <text:p text:style-name="P1"><text:span text:style-name="T1"><text:s text:c="9"/></text:span><text:span text:style-name="T1">i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016cm" svg:height="1.016cm" svg:x="3.021cm" svg:y="2.778cm">
          <text:p text:style-name="P1"><text:span text:style-name="T3"><text:s text:c="9"/></text:span><text:span text:style-name="T1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3.048cm" svg:y="4.91cm">
          <text:p text:style-name="P1"><text:span text:style-name="T4"><text:s text:c="12"/></text:span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1.016cm" svg:height="1.016cm" svg:x="4.953cm" svg:y="2.778cm">
          <text:p text:style-name="P1"><text:span text:style-name="T4"><text:s text:c="12"/></text:span><text:span text:style-name="T1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4.98cm" svg:y="4.91cm">
          <text:p text:style-name="P1"><text:span text:style-name="T1"><text:s text:c="8"/></text:span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016cm" svg:height="1.016cm" svg:x="8.093cm" svg:y="2.778cm">
          <text:p text:style-name="P1"><text:span text:style-name="T3"><text:s text:c="10"/></text:span><text:span text:style-name="T1">C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8.12cm" svg:y="4.91cm">
          <text:p text:style-name="P1"><text:span text:style-name="T1"><text:s text:c="9"/></text:span><text:span text:style-name="T1">i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.606cm" svg:y1="3.8cm" svg:x2="1.606cm" svg:y2="4.943cm">
          <text:p/>
        </draw:line>
        <draw:line draw:style-name="gr3" draw:text-style-name="P5" draw:layer="layout" svg:x1="2.114cm" svg:y1="3.292cm" svg:x2="3.13cm" svg:y2="3.292cm">
          <text:p/>
        </draw:line>
        <draw:line draw:style-name="gr3" draw:text-style-name="P5" draw:layer="layout" svg:x1="3.511cm" svg:y1="3.8cm" svg:x2="3.511cm" svg:y2="4.943cm">
          <text:p/>
        </draw:line>
        <draw:line draw:style-name="gr3" draw:text-style-name="P5" draw:layer="layout" svg:x1="4.019cm" svg:y1="3.292cm" svg:x2="5.035cm" svg:y2="3.292cm">
          <text:p/>
        </draw:line>
        <draw:connector draw:style-name="gr3" draw:text-style-name="P5" draw:layer="layout" draw:type="line" svg:x1="5.461cm" svg:y1="3.794cm" svg:x2="5.488cm" svg:y2="4.91cm" draw:start-shape="id1" draw:start-glue-point="8" draw:end-shape="id2" draw:end-glue-point="4" svg:d="M5461 3794l27 1116" svg:viewBox="0 0 28 1117">
          <text:p/>
        </draw:connector>
        <draw:connector draw:style-name="gr3" draw:text-style-name="P5" draw:layer="layout" draw:type="line" svg:x1="5.969cm" svg:y1="3.286cm" svg:x2="6.735cm" svg:y2="3.3cm" draw:start-shape="id1" draw:start-glue-point="10" svg:d="M5969 3286l766 14" svg:viewBox="0 0 767 15">
          <text:p/>
        </draw:connector>
        <draw:line draw:style-name="gr3" draw:text-style-name="P5" draw:layer="layout" svg:x1="7.321cm" svg:y1="3.292cm" svg:x2="8.083cm" svg:y2="3.292cm">
          <text:p/>
        </draw:line>
        <draw:line draw:style-name="gr3" draw:text-style-name="P5" draw:layer="layout" svg:x1="8.591cm" svg:y1="3.8cm" svg:x2="8.591cm" svg:y2="4.9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71cm" fo:margin-bottom="0.422cm" fo:margin-left="0.463cm" fo:margin-right="0.424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7T19:39:49.921776224</meta:creation-date>
    <dc:date>2016-03-28T23:33:59.002246761</dc:date>
    <meta:editing-duration>PT10M42S</meta:editing-duration>
    <meta:editing-cycles>1</meta:editing-cycles>
    <meta:generator>LibreOffice/4.2.8.2$Linux_X86_64 LibreOffice_project/420m0$Build-2</meta:generator>
    <meta:document-statistic meta:object-count="16"/>
  </office:meta>
</office:document-meta>
</file>